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C0000012CF603507A.png" manifest:media-type="image/png"/>
  <manifest:file-entry manifest:full-path="Pictures/100000000000002900000028693AD105.png" manifest:media-type="image/png"/>
  <manifest:file-entry manifest:full-path="Pictures/100000000000002700000026A7A0EC88.png" manifest:media-type="image/png"/>
  <manifest:file-entry manifest:full-path="Pictures/100000000000010D000000FF6959126E.png" manifest:media-type="image/png"/>
  <manifest:file-entry manifest:full-path="Pictures/10000000000001300000012390188DCE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Heading_20_1">
      <style:text-properties officeooo:paragraph-rsid="01cabbd8"/>
    </style:style>
    <style:style style:name="P10" style:family="paragraph" style:parent-style-name="Bulleted">
      <style:text-properties officeooo:paragraph-rsid="01cabbd8"/>
    </style:style>
    <style:style style:name="P11" style:family="paragraph" style:parent-style-name="Appendix_20_Letter" style:master-page-name="Right_20_Page">
      <style:paragraph-properties style:page-number="auto"/>
      <style:text-properties officeooo:paragraph-rsid="01cabbd8"/>
    </style:style>
    <style:style style:name="P12" style:family="paragraph" style:parent-style-name="Text_20_body">
      <style:text-properties officeooo:rsid="00b2c415" officeooo:paragraph-rsid="01cabbd8"/>
    </style:style>
    <style:style style:name="P13" style:family="paragraph" style:parent-style-name="Text_20_body">
      <style:text-properties officeooo:rsid="00b3e24b" officeooo:paragraph-rsid="01cabbd8"/>
    </style:style>
    <style:style style:name="P14" style:family="paragraph" style:parent-style-name="Text_20_body">
      <style:text-properties officeooo:rsid="010c1273" officeooo:paragraph-rsid="01cabbd8"/>
    </style:style>
    <style:style style:name="T1" style:family="text">
      <style:text-properties officeooo:rsid="00ae7ddc"/>
    </style:style>
    <style:style style:name="T2" style:family="text">
      <style:text-properties officeooo:rsid="00dc895f"/>
    </style:style>
    <style:style style:name="T3" style:family="text">
      <style:text-properties officeooo:rsid="00b2c415"/>
    </style:style>
    <style:style style:name="T4" style:family="text">
      <style:text-properties officeooo:rsid="00db7209"/>
    </style:style>
    <style:style style:name="T5" style:family="text">
      <style:text-properties officeooo:rsid="01084a25"/>
    </style:style>
    <style:style style:name="T6" style:family="text">
      <style:text-properties officeooo:rsid="001b38e2"/>
    </style:style>
    <style:style style:name="T7" style:family="text">
      <style:text-properties officeooo:rsid="00bea233"/>
    </style:style>
    <style:style style:name="T8" style:family="text">
      <style:text-properties officeooo:rsid="00b131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11"><text:s/>B</text:p>
      <text:h text:style-name="P9" text:outline-level="1"><text:bookmark-start text:name="__RefHeading___Toc32354_2074576844"/><text:span text:style-name="T1">Learning m</text:span>ore about typography<text:bookmark-end text:name="__RefHeading___Toc32354_2074576844"/></text:h>
      <text:p text:style-name="P12">You can find <text:span text:style-name="T2">dozens of</text:span> books on typography, including ones from modern masters such as Frederick Goudy and Adrian Frutiger. Many are concerned with hand-lettering, or typography in branding.</text:p>
      <text:p text:style-name="P13">The books listed here are focused on typography as a practical art. They are on the conservative side, but together they show the foundations of modern typography and teach its basic principles. T<text:span text:style-name="T3">hey vary from introductory books to advanced essays.</text:span></text:p>
      <text:p text:style-name="P14">The most useful books I have found are:</text:p>
      <text:list xml:id="list987947883486120727" text:style-name="Bulleted">
        <text:list-item>
          <text:p text:style-name="P10">Robert Bringhurst. <text:span text:style-name="Emphasis">The Elements of Typographic Style.</text:span> <text:span text:style-name="T1">2nd ed. (Hartley and Marks: Vancouver, 1996): Widely regarded as the Bible of typography, because most of Bringhurst’s opinions are reasonable ones.</text:span></text:p>
        </text:list-item>
        <text:list-item>
          <text:p text:style-name="P10">Eric Gill. <text:span text:style-name="Emphasis">An Essay on Typography</text:span> (David R. Godine: Boston, 1998): Thoughts by one of the shapers of modern design. Also available on Google Books.</text:p>
        </text:list-item>
        <text:list-item>
          <text:p text:style-name="P10"><text:soft-page-break/>Jan Tschichold.<text:span text:style-name="Emphasis"> The Form of the Book: Essays on the Morality of Good Design.</text:span> Trans. by Hajo Haedler (Hartley and Marks: Vancouver, 1991<text:span text:style-name="T4">)</text:span>: Thoughts about page design from the master typographer who designed Penguin’s post-war cover format <text:span text:style-name="T5">(and the only person known to be persecuted politically for his typographical standards).</text:span></text:p>
        </text:list-item>
        <text:list-item>
          <text:p text:style-name="P10">Jan Tschichold. <text:span text:style-name="Emphasis">The New Typography.</text:span> Trans. by Ruari McLean (University of California Press: Berkeley, 1995): The classic statement of the principles of asymmetrical design that shape modern typography.</text:p>
        </text:list-item>
        <text:list-item>
          <text:p text:style-name="P10">Robin Williams. <text:span text:style-name="Emphasis">The Non-Designer’s Design Book</text:span> (Peachpit Press: Berkeley, 1994): By far the quickest, clearest, and most insightful introduction to typography that I know.</text:p>
        </text:list-item>
        <text:list-item>
          <text:p text:style-name="P10"><text:span text:style-name="T6">Robin Williams. </text:span><text:span text:style-name="Emphasis"><text:span text:style-name="T7">The Non-Designer’s Type Book</text:span></text:span><text:span text:style-name="T7"> (Peachpit Press: Berkeley, 1998): A sequel to </text:span><text:span text:style-name="Emphasis"><text:span text:style-name="T8">The</text:span></text:span><text:span text:style-name="T8"> </text:span><text:span text:style-name="Emphasis"><text:span text:style-name="T8">Non-Designer’s Design Book,</text:span></text:span><text:span text:style-name="T8"> focusing on the details of typefaces and how to use them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15pt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15pt" fo:orphans="2" fo:widows="2" fo:text-indent="24.01pt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pt" fo:margin-right="0pt" fo:margin-top="0pt" fo:margin-bottom="4pt" loext:contextual-spacing="false" fo:text-indent="0pt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99pt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3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style:background-transparency="100%" draw:fill="none" style:shadow="none" draw:shadow-opacity="100%">
        <style:background-image/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fo:padding="4.25pt" fo:border="0.06pt solid #000000">
        <style:background-image/>
      </style:graphic-properties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A7A0EC88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A7A0EC88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A7A0EC88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A7A0EC88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A7A0EC88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A7A0EC88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A7A0EC88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A7A0EC88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A7A0EC88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A7A0EC88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693AD105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693AD105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693AD105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693AD105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693AD105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693AD105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693AD105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693AD105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693AD105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693AD105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style:width="297pt" table:align="margins" style:may-break-between-rows="false"/>
    </style:style>
    <style:style style:name="Table2.A" style:family="table-column">
      <style:table-column-properties style:column-width="31.45pt" style:rel-column-width="6939*"/>
    </style:style>
    <style:style style:name="Table2.B" style:family="table-column">
      <style:table-column-properties style:column-width="265.55pt" style:rel-column-width="58596*"/>
    </style:style>
    <style:style style:name="Table7" style:family="table">
      <style:table-properties style:width="297pt" table:align="margins" style:may-break-between-rows="false"/>
    </style:style>
    <style:style style:name="Table7.A" style:family="table-column">
      <style:table-column-properties style:column-width="269.6pt" style:rel-column-width="59492*"/>
    </style:style>
    <style:style style:name="Table7.B" style:family="table-column">
      <style:table-column-properties style:column-width="27.4pt"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>
          <style:background-image/>
        </style:header-footer-properties>
      </style:footer-style>
    </style:page-layout>
    <style:page-layout style:name="Mpm3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2</text:page-number>.</text:p>
            </table:table-cell>
            <table:table-cell office:value-type="string">
              <text:p text:style-name="MP5">LibreOffice 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>Learning more about typography</text:chapter></text:p>
            </table:table-cell>
            <table:table-cell office:value-type="string">
              <text:p text:style-name="MP7"><text:page-number text:select-page="current">3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6:02:28.172011967</meta:creation-date>
    <meta:editing-duration>PT58S</meta:editing-duration>
    <meta:editing-cycles>2</meta:editing-cycles>
    <meta:generator>LibreOffice/4.3.3.2$Linux_x86 LibreOffice_project/430m0$Build-2</meta:generator>
    <dc:title>designing-with-libreoffice</dc:title>
    <meta:initial-creator>Bruce Byfield</meta:initial-creator>
    <dc:date>2016-03-19T16:03:25.704339251</dc:date>
    <dc:creator>Bruce Byfield</dc:creator>
    <meta:document-statistic meta:table-count="4" meta:image-count="0" meta:object-count="0" meta:page-count="2" meta:paragraph-count="19" meta:word-count="283" meta:character-count="1807" meta:non-whitespace-character-count="1546"/>
    <meta:template xlink:type="simple" xlink:actuate="onRequest" xlink:title="designing-with-libreoffice" xlink:href="../../../../.config/libreoffice/4/user/template/designing-with-libreoffice.ott" meta:date="2016-03-19T16:02:27.682247003"/>
  </office:meta>
</office:document-meta>
</file>